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2734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pt" fo:country="BR" fo:font-weight="bold" officeooo:rsid="0016d751" officeooo:paragraph-rsid="002734d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2734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734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34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29325" officeooo:paragraph-rsid="002734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adba" officeooo:paragraph-rsid="002734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2c46a" officeooo:paragraph-rsid="002734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323cc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f12d8" officeooo:paragraph-rsid="002f12d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734d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734d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34d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3687d" officeooo:paragraph-rsid="002734d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fo:background-color="#ffff0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pt" fo:country="BR" fo:font-weight="normal" officeooo:rsid="00271169" officeooo:paragraph-rsid="002734d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pt" fo:country="BR" fo:font-weight="bold" officeooo:rsid="001788f9" officeooo:paragraph-rsid="002734d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pt" fo:country="BR" fo:font-weight="bold" officeooo:rsid="0017de7e" officeooo:paragraph-rsid="002734d3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pt" fo:country="BR" fo:font-weight="bold" officeooo:rsid="0018e6d3" officeooo:paragraph-rsid="002734d3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pt" fo:country="BR" fo:font-weight="bold" officeooo:rsid="0031825d" officeooo:paragraph-rsid="002734d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language="pt" fo:country="BR" fo:font-weight="bold" officeooo:rsid="001c446e" officeooo:paragraph-rsid="002734d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language="pt" fo:country="BR" fo:font-weight="bold" officeooo:rsid="0022adba" officeooo:paragraph-rsid="002734d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language="pt" fo:country="BR" fo:font-weight="bold" officeooo:rsid="001e0873" officeooo:paragraph-rsid="002734d3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language="pt" fo:country="BR" fo:font-weight="bold" officeooo:rsid="0018e6d3" officeooo:paragraph-rsid="002734d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2734d3"/>
    </style:style>
    <style:style style:name="P37" style:family="paragraph" style:parent-style-name="Standard">
      <style:paragraph-properties fo:text-align="start" style:justify-single-word="false"/>
      <style:text-properties fo:font-size="13pt" fo:font-weight="bold" officeooo:rsid="0031825d" officeooo:paragraph-rsid="002734d3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3pt" fo:font-weight="bold" officeooo:rsid="0032c46a" officeooo:paragraph-rsid="002734d3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3pt" fo:font-weight="bold" officeooo:rsid="0033687d" officeooo:paragraph-rsid="002734d3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32c46a" officeooo:paragraph-rsid="002734d3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323cc3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25b" style:font-weight-asian="normal" style:font-weight-complex="normal"/>
    </style:style>
    <style:style style:name="T3" style:family="text">
      <style:text-properties fo:font-weight="normal" officeooo:rsid="00217a29" style:font-weight-asian="normal" style:font-weight-complex="normal"/>
    </style:style>
    <style:style style:name="T4" style:family="text">
      <style:text-properties fo:font-weight="normal" officeooo:rsid="00254ed7" style:font-weight-asian="normal" style:font-weight-complex="normal"/>
    </style:style>
    <style:style style:name="T5" style:family="text">
      <style:text-properties fo:font-weight="normal" officeooo:rsid="002568eb" style:font-weight-asian="normal" style:font-weight-complex="normal"/>
    </style:style>
    <style:style style:name="T6" style:family="text">
      <style:text-properties fo:font-weight="normal" officeooo:rsid="0026a507" style:font-weight-asian="normal" style:font-weight-complex="normal"/>
    </style:style>
    <style:style style:name="T7" style:family="text">
      <style:text-properties fo:font-weight="normal" officeooo:rsid="0028b748" style:font-weight-asian="normal" style:font-weight-complex="normal"/>
    </style:style>
    <style:style style:name="T8" style:family="text">
      <style:text-properties fo:font-weight="normal" officeooo:rsid="0029d4b6" style:font-weight-asian="normal" style:font-weight-complex="normal"/>
    </style:style>
    <style:style style:name="T9" style:family="text">
      <style:text-properties fo:font-weight="normal" officeooo:rsid="002a5cee" style:font-weight-asian="normal" style:font-weight-complex="normal"/>
    </style:style>
    <style:style style:name="T10" style:family="text">
      <style:text-properties fo:font-weight="normal" officeooo:rsid="002b0f32" style:font-weight-asian="normal" style:font-weight-complex="normal"/>
    </style:style>
    <style:style style:name="T11" style:family="text">
      <style:text-properties fo:font-weight="normal" officeooo:rsid="002de768" style:font-weight-asian="normal" style:font-weight-complex="normal"/>
    </style:style>
    <style:style style:name="T12" style:family="text">
      <style:text-properties fo:font-weight="normal" officeooo:rsid="002f5a6f" style:font-weight-asian="normal" style:font-weight-complex="normal"/>
    </style:style>
    <style:style style:name="T13" style:family="text">
      <style:text-properties fo:font-weight="normal" officeooo:rsid="003029ae" style:font-weight-asian="normal" style:font-weight-complex="normal"/>
    </style:style>
    <style:style style:name="T14" style:family="text">
      <style:text-properties fo:font-weight="normal" officeooo:rsid="00229325" style:font-weight-asian="normal" style:font-weight-complex="normal"/>
    </style:style>
    <style:style style:name="T15" style:family="text">
      <style:text-properties fo:font-weight="normal" officeooo:rsid="00249558" style:font-weight-asian="normal" style:font-weight-complex="normal"/>
    </style:style>
    <style:style style:name="T16" style:family="text">
      <style:text-properties fo:font-weight="normal" officeooo:rsid="002abb0d" style:font-weight-asian="normal" style:font-weight-complex="normal"/>
    </style:style>
    <style:style style:name="T17" style:family="text">
      <style:text-properties fo:font-weight="normal" fo:background-color="#ffff00" loext:char-shading-value="0" style:font-weight-asian="normal" style:font-weight-complex="normal"/>
    </style:style>
    <style:style style:name="T18" style:family="text">
      <style:text-properties fo:font-weight="normal" officeooo:rsid="002a5cee" fo:background-color="#ffff00" loext:char-shading-value="0" style:font-weight-asian="normal" style:font-weight-complex="normal"/>
    </style:style>
    <style:style style:name="T19" style:family="text">
      <style:text-properties fo:font-weight="normal" officeooo:rsid="002b0f32" fo:background-color="#ffff00" loext:char-shading-value="0" style:font-weight-asian="normal" style:font-weight-complex="normal"/>
    </style:style>
    <style:style style:name="T20" style:family="text">
      <style:text-properties fo:font-weight="normal" officeooo:rsid="002de768" fo:background-color="#ffff00" loext:char-shading-value="0" style:font-weight-asian="normal" style:font-weight-complex="normal"/>
    </style:style>
    <style:style style:name="T21" style:family="text">
      <style:text-properties fo:font-weight="normal" officeooo:rsid="002f5a6f" fo:background-color="#ffff00" loext:char-shading-value="0" style:font-weight-asian="normal" style:font-weight-complex="normal"/>
    </style:style>
    <style:style style:name="T22" style:family="text">
      <style:text-properties fo:font-weight="normal" officeooo:rsid="0033a710" fo:background-color="#ffff00" loext:char-shading-value="0" style:font-weight-asian="normal" style:font-weight-complex="normal"/>
    </style:style>
    <style:style style:name="T23" style:family="text">
      <style:text-properties officeooo:rsid="0017de7e"/>
    </style:style>
    <style:style style:name="T24" style:family="text">
      <style:text-properties officeooo:rsid="0021425b"/>
    </style:style>
    <style:style style:name="T25" style:family="text">
      <style:text-properties officeooo:rsid="00217a29"/>
    </style:style>
    <style:style style:name="T26" style:family="text">
      <style:text-properties officeooo:rsid="00254ed7"/>
    </style:style>
    <style:style style:name="T27" style:family="text">
      <style:text-properties officeooo:rsid="002568eb"/>
    </style:style>
    <style:style style:name="T28" style:family="text">
      <style:text-properties officeooo:rsid="0026a507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374306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abb0d" style:font-style-asian="italic" style:font-weight-asian="normal" style:font-style-complex="italic" style:font-weight-complex="normal"/>
    </style:style>
    <style:style style:name="T33" style:family="text">
      <style:text-properties officeooo:rsid="0028b748"/>
    </style:style>
    <style:style style:name="T34" style:family="text">
      <style:text-properties fo:color="#800000"/>
    </style:style>
    <style:style style:name="T35" style:family="text">
      <style:text-properties fo:color="#800000" officeooo:rsid="002a5cee"/>
    </style:style>
    <style:style style:name="T36" style:family="text">
      <style:text-properties fo:color="#800000" officeooo:rsid="002b0f32"/>
    </style:style>
    <style:style style:name="T37" style:family="text">
      <style:text-properties fo:color="#800000" fo:font-weight="normal" officeooo:rsid="002b0f32" style:font-weight-asian="normal" style:font-weight-complex="normal"/>
    </style:style>
    <style:style style:name="T38" style:family="text">
      <style:text-properties fo:color="#800000" officeooo:rsid="002de768"/>
    </style:style>
    <style:style style:name="T39" style:family="text">
      <style:text-properties fo:color="#800000" officeooo:rsid="002f5a6f"/>
    </style:style>
    <style:style style:name="T40" style:family="text">
      <style:text-properties fo:color="#800000" fo:font-weight="bold" style:font-weight-asian="bold" style:font-weight-complex="bold"/>
    </style:style>
    <style:style style:name="T41" style:family="text">
      <style:text-properties fo:color="#800000" fo:font-weight="bold" officeooo:rsid="00369769" style:font-weight-asian="bold" style:font-weight-complex="bold"/>
    </style:style>
    <style:style style:name="T42" style:family="text">
      <style:text-properties fo:color="#800000" fo:font-style="italic" officeooo:rsid="00281e53" style:font-size-asian="10.5pt" style:font-style-asian="italic" style:font-style-complex="italic"/>
    </style:style>
    <style:style style:name="T43" style:family="text">
      <style:text-properties fo:color="#800000" fo:font-style="italic" fo:font-weight="bold" officeooo:rsid="00281e53" style:font-size-asian="10.5pt" style:font-style-asian="italic" style:font-weight-asian="bold" style:font-style-complex="italic" style:font-weight-complex="bold"/>
    </style:style>
    <style:style style:name="T44" style:family="text">
      <style:text-properties fo:color="#800000" fo:font-size="13pt" fo:font-style="italic" fo:text-shadow="1pt 1pt" officeooo:rsid="00374306" style:font-size-asian="13pt" style:font-style-asian="italic" style:font-size-complex="13pt" style:font-style-complex="italic"/>
    </style:style>
    <style:style style:name="T45" style:family="text">
      <style:text-properties fo:language="pt" fo:country="BR"/>
    </style:style>
    <style:style style:name="T46" style:family="text">
      <style:text-properties fo:language="pt" fo:country="BR" fo:font-weight="normal" style:font-weight-asian="normal" style:font-weight-complex="normal"/>
    </style:style>
    <style:style style:name="T47" style:family="text">
      <style:text-properties fo:language="pt" fo:country="BR" fo:font-weight="normal" officeooo:rsid="002b0f32" style:font-weight-asian="normal" style:font-weight-complex="normal"/>
    </style:style>
    <style:style style:name="T48" style:family="text">
      <style:text-properties fo:language="pt" fo:country="BR" fo:font-weight="normal" officeooo:rsid="00229325" style:font-weight-asian="normal" style:font-weight-complex="normal"/>
    </style:style>
    <style:style style:name="T49" style:family="text">
      <style:text-properties fo:language="pt" fo:country="BR" fo:font-weight="normal" officeooo:rsid="00249558" style:font-weight-asian="normal" style:font-weight-complex="normal"/>
    </style:style>
    <style:style style:name="T50" style:family="text">
      <style:text-properties fo:language="pt" fo:country="BR" fo:background-color="#ffff00" loext:char-shading-value="0"/>
    </style:style>
    <style:style style:name="T51" style:family="text">
      <style:text-properties fo:language="pt" fo:country="BR" officeooo:rsid="0033a710" fo:background-color="#ffff00" loext:char-shading-value="0"/>
    </style:style>
    <style:style style:name="T52" style:family="text">
      <style:text-properties fo:language="pt" fo:country="BR" fo:font-style="normal" fo:font-weight="normal" officeooo:rsid="0033a710" fo:background-color="#ffff00" loext:char-shading-value="0" style:font-size-asian="10.5pt" style:font-style-asian="normal" style:font-weight-asian="normal" style:font-style-complex="normal" style:font-weight-complex="normal"/>
    </style:style>
    <style:style style:name="T53" style:family="text">
      <style:text-properties fo:language="pt" fo:country="BR" fo:font-style="normal" officeooo:rsid="0033a710" fo:background-color="#ffff00" loext:char-shading-value="0" style:font-size-asian="10.5pt" style:font-style-asian="normal" style:font-style-complex="normal"/>
    </style:style>
    <style:style style:name="T54" style:family="text">
      <style:text-properties fo:language="pt" fo:country="BR" fo:font-style="normal" officeooo:rsid="00374306" fo:background-color="#ffff00" loext:char-shading-value="0" style:font-size-asian="10.5pt" style:font-style-asian="normal" style:font-style-complex="normal"/>
    </style:style>
    <style:style style:name="T55" style:family="text">
      <style:text-properties officeooo:rsid="002b0f32"/>
    </style:style>
    <style:style style:name="T56" style:family="text">
      <style:text-properties fo:font-size="12pt" fo:language="pt" fo:country="BR" fo:font-weight="normal" officeooo:rsid="002b0f32" style:font-size-asian="10.5pt" style:font-weight-asian="normal" style:font-size-complex="12pt" style:font-weight-complex="normal"/>
    </style:style>
    <style:style style:name="T57" style:family="text">
      <style:text-properties fo:font-size="12pt" fo:language="pt" fo:country="BR" fo:font-weight="normal" officeooo:rsid="001c3e43" style:font-size-asian="10.5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02b0f32" fo:background-color="#ffff00" loext:char-shading-value="0" style:font-size-asian="10.5pt" style:font-weight-asian="normal" style:font-size-complex="12pt" style:font-weight-complex="normal"/>
    </style:style>
    <style:style style:name="T59" style:family="text">
      <style:text-properties fo:font-size="12pt" fo:language="pt" fo:country="BR" fo:font-weight="normal" officeooo:rsid="001c3e43" fo:background-color="#ffff00" loext:char-shading-value="0" style:font-size-asian="10.5pt" style:font-weight-asian="normal" style:font-size-complex="12pt" style:font-weight-complex="normal"/>
    </style:style>
    <style:style style:name="T60" style:family="text">
      <style:text-properties fo:font-size="12pt" fo:language="pt" fo:country="BR" fo:font-weight="normal" officeooo:rsid="0033a710" fo:background-color="#ffff00" loext:char-shading-value="0" style:font-size-asian="10.5pt" style:font-weight-asian="normal" style:font-size-complex="12pt" style:font-weight-complex="normal"/>
    </style:style>
    <style:style style:name="T61" style:family="text">
      <style:text-properties fo:font-size="12pt" fo:language="pt" fo:country="BR" fo:font-weight="bold" officeooo:rsid="001c3e43" fo:background-color="#ffff00" loext:char-shading-value="0" style:font-size-asian="10.5pt" style:font-weight-asian="bold" style:font-size-complex="12pt" style:font-weight-complex="bold"/>
    </style:style>
    <style:style style:name="T62" style:family="text">
      <style:text-properties fo:font-size="12pt" fo:language="pt" fo:country="BR" fo:font-weight="bold" officeooo:rsid="001c3e43" style:font-size-asian="10.5pt" style:font-weight-asian="bold" style:font-size-complex="12pt" style:font-weight-complex="bold"/>
    </style:style>
    <style:style style:name="T63" style:family="text">
      <style:text-properties fo:font-size="12pt" style:font-size-asian="10.5pt" style:font-size-complex="12pt"/>
    </style:style>
    <style:style style:name="T64" style:family="text">
      <style:text-properties fo:font-size="12pt" fo:font-style="italic" style:font-size-asian="10.5pt" style:font-style-asian="italic" style:font-size-complex="12pt" style:font-style-complex="italic"/>
    </style:style>
    <style:style style:name="T65" style:family="text">
      <style:text-properties officeooo:rsid="002de768"/>
    </style:style>
    <style:style style:name="T66" style:family="text">
      <style:text-properties officeooo:rsid="002f5a6f"/>
    </style:style>
    <style:style style:name="T67" style:family="text">
      <style:text-properties fo:background-color="#ffff00" loext:char-shading-value="0"/>
    </style:style>
    <style:style style:name="T68" style:family="text">
      <style:text-properties officeooo:rsid="00369769" fo:background-color="#ffff00" loext:char-shading-value="0"/>
    </style:style>
    <style:style style:name="T69" style:family="text">
      <style:text-properties officeooo:rsid="00369769"/>
    </style:style>
    <style:style style:name="T70" style:family="text">
      <style:text-properties fo:font-size="13pt" fo:language="pt" fo:country="BR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1" style:family="text">
      <style:text-properties fo:font-size="13pt" fo:language="pt" fo:country="BR" fo:font-style="italic" fo:font-weight="normal" officeooo:rsid="00229325" style:font-size-asian="13pt" style:font-style-asian="italic" style:font-weight-asian="normal" style:font-size-complex="13pt" style:font-style-complex="italic" style:font-weight-complex="normal"/>
    </style:style>
    <style:style style:name="T72" style:family="text">
      <style:text-properties fo:font-size="13pt" fo:font-style="italic" fo:font-weight="normal" officeooo:rsid="0033a710" style:font-size-asian="13pt" style:font-style-asian="italic" style:font-weight-asian="normal" style:font-size-complex="13pt" style:font-style-complex="italic" style:font-weight-complex="normal"/>
    </style:style>
    <style:style style:name="T73" style:family="text">
      <style:text-properties fo:font-size="13pt" fo:font-style="italic" officeooo:rsid="00374306" style:font-size-asian="13pt" style:font-style-asian="italic" style:font-size-complex="13pt" style:font-style-complex="italic"/>
    </style:style>
    <style:style style:name="T74" style:family="text">
      <style:text-properties fo:font-size="13pt" fo:font-style="italic" fo:text-shadow="1pt 1pt" officeooo:rsid="00374306" style:font-size-asian="13pt" style:font-style-asian="italic" style:font-size-complex="13pt" style:font-style-complex="italic"/>
    </style:style>
    <style:style style:name="T75" style:family="text">
      <style:text-properties officeooo:rsid="00249558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officeooo:rsid="0032c46a"/>
    </style:style>
    <style:style style:name="T78" style:family="text">
      <style:text-properties officeooo:rsid="002abb0d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002abb0d" style:font-style-asian="normal" style:font-style-complex="normal"/>
    </style:style>
    <style:style style:name="T81" style:family="text">
      <style:text-properties fo:font-style="normal" officeooo:rsid="002c2886" style:font-style-asian="normal" style:font-style-complex="normal"/>
    </style:style>
    <style:style style:name="T82" style:family="text">
      <style:text-properties fo:font-style="normal" officeooo:rsid="002d8c3e" style:font-style-asian="normal" style:font-style-complex="normal"/>
    </style:style>
    <style:style style:name="T83" style:family="text">
      <style:text-properties fo:font-style="normal" officeooo:rsid="002f12d8" style:font-style-asian="normal" style:font-style-complex="normal"/>
    </style:style>
    <style:style style:name="T84" style:family="text">
      <style:text-properties fo:font-style="normal" officeooo:rsid="00323cc3" style:font-style-asian="normal" style:font-style-complex="normal"/>
    </style:style>
    <style:style style:name="T85" style:family="text">
      <style:text-properties fo:font-style="normal" officeooo:rsid="0034e47e" style:font-style-asian="normal" style:font-style-complex="normal"/>
    </style:style>
    <style:style style:name="T86" style:family="text">
      <style:text-properties fo:font-style="normal" officeooo:rsid="00374306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abb0d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c288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23cc3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3a710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bold" officeooo:rsid="002d8c3e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374306" style:font-style-asian="normal" style:font-weight-asian="bold" style:font-style-complex="normal" style:font-weight-complex="bold"/>
    </style:style>
    <style:style style:name="T94" style:family="text">
      <style:text-properties officeooo:rsid="0033a710"/>
    </style:style>
    <style:style style:name="T95" style:family="text">
      <style:text-properties fo:color="#cccccc" fo:font-size="13pt" fo:font-style="italic" fo:text-shadow="1pt 1pt" officeooo:rsid="00374306" style:font-size-asian="13pt" style:font-style-asian="italic" style:font-size-complex="13pt" style:font-style-complex="italic"/>
    </style:style>
    <style:style style:name="T96" style:family="text">
      <style:text-properties fo:color="#cccccc" fo:font-size="13pt" fo:font-style="italic" fo:text-shadow="none" officeooo:rsid="00374306" style:font-size-asian="13pt" style:font-style-asian="italic" style:font-size-complex="13pt" style:font-style-complex="italic"/>
    </style:style>
    <style:style style:name="T97" style:family="text">
      <style:text-properties fo:color="#cccccc" fo:font-size="13pt" fo:font-style="italic" fo:text-shadow="none" fo:font-weight="bold" officeooo:rsid="00374306" style:font-size-asian="13pt" style:font-style-asian="italic" style:font-weight-asian="bold" style:font-size-complex="13pt" style:font-style-complex="italic" style:font-weight-complex="bold"/>
    </style:style>
    <style:style style:name="T98" style:family="text">
      <style:text-properties fo:color="#999999" fo:font-size="13pt" fo:font-style="italic" fo:text-shadow="none" fo:font-weight="bold" officeooo:rsid="00374306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fo:color="#999999" fo:font-size="13pt" fo:font-style="italic" fo:text-shadow="none" officeooo:rsid="00374306" style:font-size-asian="13pt" style:font-style-asian="italic" style:font-size-complex="13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34">Instalação</text:p>
      <text:p text:style-name="P35"/>
      <text:p text:style-name="P22"><text:span text:style-name="T94">$ </text:span>sudo apt-get install git</text:p>
      <text:p text:style-name="P22"/>
      <text:p text:style-name="P35">Configurações</text:p>
      <text:p text:style-name="P35"/>
      <text:p text:style-name="P23"><text:span text:style-name="T94">$ </text:span>git config --global user.name “Fulano da Silva”</text:p>
      <text:p text:style-name="P23"><text:span text:style-name="T94">$ </text:span>git config --global user.email fulanodasilva.git@gmail.com</text:p>
      <text:p text:style-name="P24"/>
      <text:p text:style-name="P35">Comandos</text:p>
      <text:p text:style-name="P2"/>
      <text:p text:style-name="P26">init → <text:span text:style-name="T1">inicializa um projeto git.</text:span></text:p>
      <text:p text:style-name="P26"><text:span text:style-name="T1"><text:tab/>--</text:span><text:span text:style-name="T33">bare</text:span><text:span text:style-name="T7"> → </text:span><text:span text:style-name="T8">serve para que o Git não crie um working tree(diretório de trabalho), impedindo que commits sejam efetuados diretamente no servidor.</text:span></text:p>
      <text:p text:style-name="P26"><text:span text:style-name="T8"><text:tab/><text:tab/></text:span><text:span text:style-name="T35">Ex</text:span><text:span text:style-name="T9">: </text:span><text:span text:style-name="T22">$ </text:span><text:span text:style-name="T18">git init --bare &lt;nome_</text:span><text:span text:style-name="T19">d</text:span><text:span text:style-name="T18">o_</text:span><text:span text:style-name="T19">p</text:span><text:span text:style-name="T18">rojeto.git&gt;</text:span></text:p>
      <text:p text:style-name="P26"><text:span text:style-name="T23">status</text:span><text:span text:style-name="T1"> → verifica a situação dos arquivos no repositório GIT.</text:span></text:p>
      <text:p text:style-name="P27">add<text:span text:style-name="T1"> → rastreia o arquivo.</text:span></text:p>
      <text:p text:style-name="P28">commit<text:span text:style-name="T1"> → grava as mudanças no repositório.</text:span></text:p>
      <text:p text:style-name="P28"><text:span text:style-name="T1"><text:tab/>-</text:span>m<text:span text:style-name="T1"> → mensagem do commit.</text:span></text:p>
      <text:p text:style-name="P28">log<text:span text:style-name="T1"> → verifica o histórico das alterações gravadas no repositório.</text:span></text:p>
      <text:p text:style-name="P28"><text:span text:style-name="T1"><text:tab/>-</text:span><text:span text:style-name="T25">n</text:span><text:span text:style-name="T3"> → delimita a quantidade de commits visualizados</text:span></text:p>
      <text:p text:style-name="P3"><text:span text:style-name="T45">remote</text:span><text:span text:style-name="T46"> →</text:span><text:span text:style-name="T47"> repositórios remotos.</text:span></text:p>
      <text:p text:style-name="P29"><text:span text:style-name="T1"><text:tab/></text:span><text:span text:style-name="T55">add</text:span><text:span text:style-name="T10"> → adiciona a um repositório remoto.</text:span></text:p>
      <text:p text:style-name="P29"><text:span text:style-name="T10"><text:tab/><text:tab/></text:span><text:span text:style-name="T36">Ex</text:span><text:span text:style-name="T37">:</text:span><text:span text:style-name="T10"> </text:span><text:span text:style-name="T22">$ </text:span><text:span text:style-name="T19">git remote add &lt;nome_repositorio&gt; file://192.168.1.1/caminho/para/o/projeto.git</text:span></text:p>
      <text:p text:style-name="P36"><text:span text:style-name="T56"><text:tab/> <text:s text:c="6"/><text:tab/> <text:s text:c="6"/></text:span><text:span text:style-name="T60">$ </text:span><text:span text:style-name="T58">git </text:span><text:span text:style-name="T59">remote add origin</text:span><text:span text:style-name="T61"> https://github.com/fulanodasilva/diretorio.git</text:span><text:span text:style-name="T62"> </text:span><text:span text:style-name="T57">→ aponta o seu projeto para o github.</text:span></text:p>
      <text:p text:style-name="P29"><text:span text:style-name="T1"><text:tab/></text:span>-<text:span text:style-name="T65">v</text:span><text:span text:style-name="T11"> → mostra o repositório com a url.</text:span></text:p>
      <text:p text:style-name="P29"><text:span text:style-name="T11"><text:tab/></text:span><text:span text:style-name="T65">rename</text:span><text:span text:style-name="T11"> → altera o nome de um repositório.</text:span></text:p>
      <text:p text:style-name="P29"><text:span text:style-name="T11"><text:tab/><text:tab/></text:span><text:span text:style-name="T38">Ex</text:span><text:span text:style-name="T11">: </text:span><text:span text:style-name="T22">$ </text:span><text:span text:style-name="T20">git remote rename &lt;nome_atual&gt; &lt;novo_nome&gt;</text:span></text:p>
      <text:p text:style-name="P29"><text:tab/><text:span text:style-name="T65">set-url </text:span><text:span text:style-name="T11">→</text:span><text:span text:style-name="T65"> </text:span><text:span text:style-name="T11">altera a url de um repositório. Deve-se passar a nova url como parametro.</text:span></text:p>
      <text:p text:style-name="P29">push → <text:span text:style-name="T1">envia as alterações para o github.</text:span></text:p>
      <text:p text:style-name="P29"><text:span text:style-name="T1"><text:tab/><text:tab/></text:span><text:span text:style-name="T39">Ex</text:span><text:span text:style-name="T66">:</text:span><text:span text:style-name="T12"> </text:span><text:span text:style-name="T22">$ </text:span><text:span text:style-name="T21">git push &lt;nome_repositório&gt;</text:span><text:span text:style-name="T67"> </text:span><text:span text:style-name="T17">master</text:span></text:p>
      <text:p text:style-name="P30">pull → <text:span text:style-name="T1">sincroniza o repositório local com o servidor, onde devemos informar o </text:span><text:span text:style-name="T31">nome</text:span><text:span text:style-name="T1"> do repositório remoto que queremos sincronizar, e o </text:span><text:span text:style-name="T31">nome</text:span><text:span text:style-name="T1"> da branch local a ser atualizada.</text:span></text:p>
      <text:p text:style-name="P30"><text:span text:style-name="T1"><text:tab/><text:tab/></text:span><text:span text:style-name="T34">Ex</text:span><text:span text:style-name="T1">: </text:span><text:span text:style-name="T22">$ </text:span><text:span text:style-name="T17">git pull servidor master</text:span></text:p>
      <text:p text:style-name="P31">clone<text:span text:style-name="T1"> → obtem </text:span><text:span text:style-name="T13">uma cópia</text:span><text:span text:style-name="T1"> </text:span><text:span text:style-name="T13">de um repositório</text:span><text:span text:style-name="T1"> </text:span><text:span text:style-name="T13">Git</text:span><text:span text:style-name="T1">.</text:span></text:p>
      <text:p text:style-name="P4">diff<text:span text:style-name="T1"> → revisa as diferenças entre o arquivo alterado e o que foi comitado anteriormente.</text:span></text:p>
      <text:p text:style-name="P4"><text:span text:style-name="T1"><text:tab/>--</text:span><text:span text:style-name="T24">staged</text:span><text:span text:style-name="T2"> → mostra as diferenças entre os arquivos na área de stage e a última versão que foi comitada.</text:span></text:p>
      <text:p text:style-name="P4"><text:span text:style-name="T2"><text:tab/></text:span><text:span text:style-name="T26">id</text:span><text:span text:style-name="T4"> → código do commit, mostra as alterações dentro e fora da stage.</text:span></text:p>
      <text:p text:style-name="P4"><text:span text:style-name="T4"><text:tab/></text:span><text:span text:style-name="T27">id..id</text:span><text:span text:style-name="T5"> → verifica as diferenças entre dois commits específicos.</text:span></text:p>
      <text:p text:style-name="P4"><text:span text:style-name="T5"><text:tab/></text:span><text:span text:style-name="T28">Id~2</text:span><text:span text:style-name="T6"> → exibe as mudanças nos arquivos do commit de id em relação aos dois commits feitos imediatamente antes.</text:span></text:p>
      <text:p text:style-name="P13"><text:soft-page-break/></text:p>
      <text:p text:style-name="P5"><text:span text:style-name="T1"><text:tab/>O comando </text:span><text:span text:style-name="T29">status</text:span><text:span text:style-name="T1"> lista os arquivos modificados e o conteúdo da área de stage. Já o comando </text:span><text:span text:style-name="T29">diff</text:span><text:span text:style-name="T1"> mostra detalhadamente quais foram essas modificações, além de permitir verificar mudanças entre dois commits.</text:span></text:p>
      <text:p text:style-name="P14"/>
      <text:p text:style-name="P5">rm<text:span text:style-name="T1"> → remove o arquivo e adiciona na stage.</text:span></text:p>
      <text:p text:style-name="P6">mv<text:span text:style-name="T1"> → renomeia o arquivo ou move para outro diretorio.</text:span></text:p>
      <text:p text:style-name="P15"><text:span text:style-name="T69"><text:tab/><text:tab/></text:span><text:span text:style-name="T41">Ex</text:span>: <text:span text:style-name="T51">$ </text:span><text:span text:style-name="T67">git mv nome_</text:span><text:span text:style-name="T68">a</text:span><text:span text:style-name="T67">tual.txt novo_</text:span><text:span text:style-name="T68">n</text:span><text:span text:style-name="T67">ome.txt</text:span></text:p>
      <text:p text:style-name="P25"><text:tab/><text:tab/> <text:s text:c="6"/>git mv nomeArquivo.txt diretorioNovo/nomeArquivo.txt</text:p>
      <text:p text:style-name="P7">checkout <text:span text:style-name="T1">→ </text:span><text:span text:style-name="T46">desfaz as alterações ainda não rastreadas, ou seja, que ainda não estão na área de </text:span><text:span text:style-name="T70">stage</text:span><text:span text:style-name="T46">.</text:span></text:p>
      <text:p text:style-name="P8">reset<text:span text:style-name="T1"> →</text:span><text:span text:style-name="T46"> </text:span><text:span text:style-name="T48">desfaz as alterações ainda rastreadas, ou seja, que estão na área de </text:span><text:span text:style-name="T71">stage</text:span><text:span text:style-name="T48">.</text:span></text:p>
      <text:p text:style-name="P32"><text:span text:style-name="T14"><text:tab/>--</text:span>hard <text:span text:style-name="T1">→ descarta todas as mudanças nos arquivos.</text:span></text:p>
      <text:p text:style-name="P8"><text:span text:style-name="T1"><text:tab/>--</text:span><text:span text:style-name="T75">no-edit</text:span><text:span text:style-name="T15"> → </text:span><text:span text:style-name="T49">desfaz as alterações no repositório.</text:span></text:p>
      <text:p text:style-name="P17"><text:span text:style-name="T76">revert</text:span> → <text:span text:style-name="T45">desfaz as alterações no repositório.</text:span></text:p>
      <text:p text:style-name="P41"><text:tab/><text:tab/><text:span text:style-name="T40">Ex</text:span>: <text:span text:style-name="T51">$ </text:span><text:span text:style-name="T67">git revert –no-edit &lt;</text:span><text:span text:style-name="T50">código_</text:span><text:span text:style-name="T67">ultimo_commit&gt;</text:span></text:p>
      <text:p text:style-name="P10">branch → <text:span text:style-name="T1">lista todos os branches</text:span></text:p>
      <text:p text:style-name="P10"><text:span text:style-name="T1"><text:tab/></text:span>-v → <text:span text:style-name="T1">lista as branches existentes no repositório com os commits associados.</text:span></text:p>
      <text:p text:style-name="P10"><text:span text:style-name="T1"><text:tab/></text:span><text:span text:style-name="T78">nome</text:span><text:span text:style-name="T16"> → passa um nome para a nova </text:span><text:span text:style-name="T32">branch.</text:span></text:p>
      <text:p text:style-name="P10"><text:span text:style-name="T32"><text:tab/></text:span><text:span text:style-name="T80">checkout → </text:span><text:span text:style-name="T88">troca de branch.</text:span></text:p>
      <text:p text:style-name="P10"><text:span text:style-name="T88"><text:tab/></text:span><text:span text:style-name="T80">-d</text:span><text:span text:style-name="T88"> → deleta uma branch.</text:span></text:p>
      <text:p text:style-name="P10"><text:span text:style-name="T88"><text:tab/></text:span><text:span text:style-name="T80">-D</text:span><text:span text:style-name="T88"> → deleta uma branch que possui commits ainda não aplicados em outras branches.</text:span></text:p>
      <text:p text:style-name="P10"><text:span text:style-name="T88"><text:tab/></text:span><text:span text:style-name="T80">--</text:span><text:span text:style-name="T81">no-merged</text:span><text:span text:style-name="T89"> → verifica as branches ainda não mescladas.</text:span></text:p>
      <text:p text:style-name="P11"><text:span text:style-name="T89"><text:tab/></text:span><text:span text:style-name="T81">--merged →</text:span></text:p>
      <text:p text:style-name="P11"><text:span text:style-name="T81"><text:tab/>-</text:span><text:span text:style-name="T84">r → </text:span><text:span text:style-name="T81"><text:s/></text:span><text:span text:style-name="T90">lista as branches remotas.</text:span></text:p>
      <text:p text:style-name="P11"><text:span text:style-name="T90"><text:tab/></text:span><text:span text:style-name="T84">-a → </text:span><text:span text:style-name="T90">mostra tanto as branches locais como as remotas.</text:span></text:p>
      <text:p text:style-name="P11"><text:span text:style-name="T90"><text:tab/></text:span><text:span text:style-name="T91">Para compartilhar uma branch remota é preciso informar os nomes do remote e da branch para o <text:s/>comando </text:span><text:span text:style-name="T72">push:</text:span></text:p>
      <text:p text:style-name="P11"><text:span text:style-name="T72"><text:tab/><text:tab/></text:span><text:span text:style-name="T42">Ex:</text:span><text:span text:style-name="T72"> </text:span><text:span text:style-name="T52">$ git push &lt;remote&gt; &lt;branch&gt;</text:span></text:p>
      <text:p text:style-name="P20"><text:span text:style-name="T92"><text:tab/></text:span><text:span text:style-name="T85">Para um outro usuário ter acesso as outras branches é preciso o seguinte:</text:span></text:p>
      <text:p text:style-name="P20"><text:span text:style-name="T85"><text:tab/><text:tab/></text:span><text:span text:style-name="T43">Ex:</text:span><text:span text:style-name="T85"> </text:span><text:span text:style-name="T53">$ git checkout -b </text:span><text:span text:style-name="T54">&lt;branch&gt;</text:span><text:span text:style-name="T53"> &lt;remote&gt;/&lt;branch&gt;</text:span></text:p>
      <text:p text:style-name="P20"><text:span text:style-name="T92"><text:tab/></text:span><text:span text:style-name="T86">Branches locais criadas a partir de branches remotas são chamadas de </text:span><text:span text:style-name="T99">tracking branches</text:span><text:span text:style-name="T73">.</text:span></text:p>
      <text:p text:style-name="P20"><text:span text:style-name="T73"/></text:p>
      <text:p text:style-name="P20"><text:span text:style-name="T92">merge </text:span><text:span text:style-name="T82">→ mescla as branches. </text:span><text:span text:style-name="T83">Mantém um registro fiel do que ocorreu com o nosso repositório, mas os commits de merge complicam tarefas como navegar pelo código antigo e revisar código novo.</text:span></text:p>
      <text:p text:style-name="P20"><text:span text:style-name="T82"><text:tab/></text:span><text:span text:style-name="T92">--no-ff → </text:span><text:span text:style-name="T82">força a criação de um commit de merge.</text:span></text:p>
      <text:p text:style-name="P12"><text:span text:style-name="T79">rebase → </text:span><text:span text:style-name="T87">simplifica o histórico, mas perdemos informações sobre o repositório e alguns commits são reescritos. No caso de conflitos, pode ficar especialmente complicado.</text:span></text:p>
      <text:p text:style-name="P20"/>
      <text:p text:style-name="P33">Protocolos Suportados Pelo Git</text:p>
      <text:p text:style-name="P33"/>
      <text:p text:style-name="P37">Protocolo Local</text:p>
      <text:p text:style-name="P37"/>
      <text:p text:style-name="P21"><text:tab/>Pode ser utilizado quando o repositório remoto estiver localizado no mesmo computador em que se encontra o repositório local, ou em outro computador que esteja conectado na mesma rede.</text:p>
      <text:p text:style-name="P21"/>
      <text:p text:style-name="P18"><text:tab/>A utilização do protocolo local é feita com o uso do prefixo file:// na URL do repositório clonado.</text:p>
      <text:p text:style-name="P18"><text:soft-page-break/></text:p>
      <text:p text:style-name="P16"><text:tab/>$ git clone file:///caminho/do/repositório/projeto.git</text:p>
      <text:p text:style-name="P16"/>
      <text:p text:style-name="P16">É possível omitir o prefixo file:// na URL.</text:p>
      <text:p text:style-name="P16"/>
      <text:p text:style-name="P38">Protocolo SSH</text:p>
      <text:p text:style-name="P9"/>
      <text:p text:style-name="P16"><text:tab/>É provavelmente, o mais utilizado, por ser rápido, seguro, simples de configurar e por suportar tanto a leitura quanto a escrita de dados.</text:p>
      <text:p text:style-name="P16"/>
      <text:p text:style-name="P16"><text:tab/>$ git clone usuario@servidor:/caminho/repositorio.git</text:p>
      <text:p text:style-name="P16"/>
      <text:p text:style-name="P38">Protocolo Git</text:p>
      <text:p text:style-name="P9"/>
      <text:p text:style-name="P16"><text:tab/>Possui um protocolo similar ao SSH, mas sem o mecanismo de autenticação. Ele acaba sendo mais rápido, mas não é seguro, e seu uso é apenas para leitura.</text:p>
      <text:p text:style-name="P16"/>
      <text:p text:style-name="P40"><text:span text:style-name="T63"><text:tab/>A URL deve possuir o prefixo </text:span><text:span text:style-name="T64">git://</text:span><text:span text:style-name="T63"> </text:span></text:p>
      <text:p text:style-name="P16"/>
      <text:p text:style-name="P16"><text:tab/>$ git clone git://192.168.1.1/opt/repositorios/projeto.git</text:p>
      <text:p text:style-name="P16"/>
      <text:p text:style-name="P39">Portocolo HTTP/HTTPS</text:p>
      <text:p text:style-name="P16"/>
      <text:p text:style-name="P19"><text:tab/>Bastante utilizado em empresas que possuem um controle rígido de segurança, e a porta 22, utilizado pelo protocolo SSH, é bloqueada.</text:p>
      <text:p text:style-name="P19"/>
      <text:p text:style-name="P19"><text:tab/>A URL deve possuir o prefixo http://</text:p>
      <text:p text:style-name="P19"/>
      <text:p text:style-name="P19"><text:tab/>$ git clone http<text:span text:style-name="T77">://192.168.1.1/opt/repositorios/projeto.git</text:span></text:p>
      <text:p text:style-name="P1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19T22:29:26.955056392</dc:date>
    <meta:editing-duration>PT9H52M48S</meta:editing-duration>
    <meta:editing-cycles>23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3" meta:paragraph-count="80" meta:word-count="807" meta:character-count="5045" meta:non-whitespace-character-count="4244"/>
  </office:meta>
</office:document-meta>
</file>